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743in" table:align="left"/>
    </style:style>
    <style:style style:name="Table1.A" style:family="table-column">
      <style:table-column-properties style:column-width="0.9181in"/>
    </style:style>
    <style:style style:name="Table1.B" style:family="table-column">
      <style:table-column-properties style:column-width="0.9021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3.202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By Smallest Unit: A Byte</text:span></text:h>
      <text:list text:style-name="L1">
        <text:list-item>
          <text:p text:style-name="P2">In most modern computer systems, the smallest addressable unit of memory is <text:span text:style-name="Strong_20_Emphasis">1 byte</text:span>.</text:p>
        </text:list-item>
        <text:list-item>
          <text:p text:style-name="P2">A byte typically stores <text:span text:style-name="Strong_20_Emphasis">8 bits</text:span> of data.</text:p>
          <text:list>
            <text:list-item>
              <text:p text:style-name="P2"><text:span text:style-name="Strong_20_Emphasis">8 bits = 1 character</text:span> (e.g., an ASCII character like <text:span text:style-name="Source_20_Text">A</text:span>).</text:p>
            </text:list-item>
            <text:list-item>
              <text:p text:style-name="P2">Can represent:</text:p>
              <text:list>
                <text:list-item>
                  <text:p text:style-name="P2"><text:span text:style-name="Strong_20_Emphasis">Integers</text:span>: 0 to 255 (unsigned) or −128 to 127 (signed).</text:p>
                </text:list-item>
                <text:list-item>
                  <text:p text:style-name="P1"><text:span text:style-name="Strong_20_Emphasis">Binary data</text:span>: 8 binary digits (e.g., <text:span text:style-name="Source_20_Text">10101100</text:span>).</text:p>
                </text:list-item>
              </text:list>
            </text:list-item>
          </text:list>
        </text:list-item>
      </text:list>
      <text:p text:style-name="Text_20_body">Thus, <text:span text:style-name="Strong_20_Emphasis">1 unit of memory = 1 byte = 8 bits</text:span> of data.</text:p>
      <text:p text:style-name="Standard"/>
      <text:h text:style-name="Heading_20_3" text:outline-level="3"><text:span text:style-name="Strong_20_Emphasis">2. For Larger Data Types</text:span></text:h>
      <text:p text:style-name="Text_20_body">Larger data types span multiple memory units (bytes). Examples includ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Data Type</text:span></text:p>
            </table:table-cell>
            <table:table-cell table:style-name="Table1.A1" office:value-type="string">
              <text:p text:style-name="Table_20_Heading"><text:span text:style-name="Strong_20_Emphasis">Size (Bytes)</text:span></text:p>
            </table:table-cell>
            <table:table-cell table:style-name="Table1.A1" office:value-type="string">
              <text:p text:style-name="Table_20_Heading"><text:span text:style-name="Strong_20_Emphasis">Bits</text:span></text:p>
            </table:table-cell>
            <table:table-cell table:style-name="Table1.A1" office:value-type="string">
              <text:p text:style-name="Table_20_Heading"><text:span text:style-name="Strong_20_Emphasis">Typical Us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har</text:span>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Single character (<text:span text:style-name="Source_20_Text">A</text:span>, <text:span text:style-name="Source_20_Text">B</text:span>, etc.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hort</text:span>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Small integ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t/float</text:span>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Standard integers or floating-point numb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ng/double</text:span>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64</text:p>
          </table:table-cell>
          <table:table-cell table:style-name="Table1.A1" office:value-type="string">
            <text:p text:style-name="Table_20_Contents">Large integers or high-precision floating-point</text:p>
          </table:table-cell>
        </table:table-row>
      </table:table>
      <text:p text:style-name="Text_20_body">A single "unit" in this case may refer to multiple contiguous bytes.</text:p>
      <text:p text:style-name="Horizontal_20_Line"/>
      <text:h text:style-name="Heading_20_3" text:outline-level="3"><text:span text:style-name="Strong_20_Emphasis">3. By System Architecture</text:span></text:h>
      <text:p text:style-name="Text_20_body">The size of data a <text:span text:style-name="Strong_20_Emphasis">processor</text:span> can handle at once is determined by its <text:span text:style-name="Strong_20_Emphasis">word size</text:span>:</text:p>
      <text:list text:style-name="L2">
        <text:list-item>
          <text:p text:style-name="P4"><text:span text:style-name="Strong_20_Emphasis">32-bit system</text:span>:</text:p>
          <text:list>
            <text:list-item>
              <text:p text:style-name="P4">Processes data in <text:span text:style-name="Strong_20_Emphasis">32-bit words</text:span> (4 bytes per word).</text:p>
            </text:list-item>
            <text:list-item>
              <text:p text:style-name="P4">A single memory "unit" could refer to <text:span text:style-name="Strong_20_Emphasis">4 bytes</text:span>.</text:p>
            </text:list-item>
          </text:list>
        </text:list-item>
        <text:list-item>
          <text:p text:style-name="P4"><text:span text:style-name="Strong_20_Emphasis">64-bit system</text:span>:</text:p>
          <text:list>
            <text:list-item>
              <text:p text:style-name="P4">Processes data in <text:span text:style-name="Strong_20_Emphasis">64-bit words</text:span> (8 bytes per word).</text:p>
            </text:list-item>
            <text:list-item>
              <text:p text:style-name="P3">A single memory "unit" could refer to <text:span text:style-name="Strong_20_Emphasis">8 bytes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Memory Block vs. Unit</text:span></text:h>
      <text:p text:style-name="Text_20_body">If you're referring to a <text:span text:style-name="Strong_20_Emphasis">block</text:span>:</text:p>
      <text:list text:style-name="L3">
        <text:list-item>
          <text:p text:style-name="P6"><text:span text:style-name="Strong_20_Emphasis">Cache Line</text:span>: Typically <text:span text:style-name="Strong_20_Emphasis">64 bytes</text:span>.</text:p>
        </text:list-item>
        <text:list-item>
          <text:p text:style-name="P6"><text:span text:style-name="Strong_20_Emphasis">Virtual Memory Page</text:span>: Typically <text:span text:style-name="Strong_20_Emphasis">4 KB</text:span> (4096 bytes).</text:p>
        </text:list-item>
        <text:list-item>
          <text:p text:style-name="P5"><text:span text:style-name="Strong_20_Emphasis">Dynamic Allocation Block</text:span>: Depends on requested size.</text:p>
        </text:list-item>
      </text:list>
      <text:p text:style-name="Text_20_body">If you're referring to a <text:span text:style-name="Strong_20_Emphasis">unit (address)</text:span>:</text:p>
      <text:list text:style-name="L4">
        <text:list-item>
          <text:p text:style-name="P7"><text:span text:style-name="Strong_20_Emphasis">1 address = 1 byte</text:span> on most modern architectures.</text:p>
        </text:list-item>
      </text:list>
      <text:p text:style-name="Horizontal_20_Line"/>
      <text:h text:style-name="Heading_20_3" text:outline-level="3"><text:soft-page-break/><text:span text:style-name="Strong_20_Emphasis">Conclusion</text:span></text:h>
      <text:p text:style-name="Text_20_body">In most systems:</text:p>
      <text:list text:style-name="L5">
        <text:list-item>
          <text:p text:style-name="P9"><text:span text:style-name="Strong_20_Emphasis">One unit of memory (1 address)</text:span> stores <text:span text:style-name="Strong_20_Emphasis">1 byte</text:span> (8 bits).</text:p>
        </text:list-item>
        <text:list-item>
          <text:p text:style-name="P8">For larger data types, multiple bytes are combined into contiguous memory units to represent the dat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6:14:45.834838999</meta:creation-date>
    <dc:date>2024-12-08T16:15:59.853215723</dc:date>
    <meta:editing-duration>PT1M14S</meta:editing-duration>
    <meta:editing-cycles>1</meta:editing-cycles>
    <meta:generator>LibreOffice/7.6.7.2$Linux_X86_64 LibreOffice_project/60$Build-2</meta:generator>
    <meta:document-statistic meta:table-count="1" meta:image-count="0" meta:object-count="0" meta:page-count="2" meta:paragraph-count="50" meta:word-count="290" meta:character-count="1540" meta:non-whitespace-character-count="1318"/>
  </office:meta>
</office:document-meta>
</file>